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6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7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8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11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2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3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4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1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16" style:family="paragraph" style:parent-style-name="Standard">
      <style:text-properties fo:font-weight="normal" officeooo:paragraph-rsid="0010766e"/>
    </style:style>
    <style:style style:name="P17" style:family="paragraph" style:parent-style-name="Standard">
      <style:text-properties fo:font-weight="normal" officeooo:rsid="0010766e" officeooo:paragraph-rsid="0011a262"/>
    </style:style>
    <style:style style:name="P18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20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21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22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24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26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27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28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29" style:family="paragraph" style:parent-style-name="Standard">
      <style:text-properties fo:font-weight="normal" officeooo:paragraph-rsid="001ce559"/>
    </style:style>
    <style:style style:name="P30" style:family="paragraph" style:parent-style-name="Standard">
      <style:text-properties fo:font-weight="normal" officeooo:paragraph-rsid="002062ee"/>
    </style:style>
    <style:style style:name="P31" style:family="paragraph" style:parent-style-name="Standard">
      <style:text-properties fo:font-weight="normal" officeooo:paragraph-rsid="0022886d"/>
    </style:style>
    <style:style style:name="P32" style:family="paragraph" style:parent-style-name="Standard">
      <style:text-properties fo:font-weight="normal" officeooo:paragraph-rsid="0027518e"/>
    </style:style>
    <style:style style:name="P33" style:family="paragraph" style:parent-style-name="Standard">
      <style:text-properties fo:font-weight="normal" officeooo:paragraph-rsid="002dde14"/>
    </style:style>
    <style:style style:name="P34" style:family="paragraph" style:parent-style-name="Standard">
      <style:text-properties fo:font-weight="normal" officeooo:paragraph-rsid="002e7952"/>
    </style:style>
    <style:style style:name="P35" style:family="paragraph" style:parent-style-name="Standard">
      <style:text-properties fo:font-weight="normal" officeooo:paragraph-rsid="0030b615"/>
    </style:style>
    <style:style style:name="P36" style:family="paragraph" style:parent-style-name="Standard">
      <style:text-properties fo:font-weight="normal" officeooo:paragraph-rsid="003cc758"/>
    </style:style>
    <style:style style:name="P37" style:family="paragraph" style:parent-style-name="Standard">
      <style:text-properties fo:font-weight="normal" officeooo:paragraph-rsid="003cf514"/>
    </style:style>
    <style:style style:name="P38" style:family="paragraph" style:parent-style-name="Standard">
      <style:text-properties fo:font-weight="normal" officeooo:paragraph-rsid="003f5b27"/>
    </style:style>
    <style:style style:name="P39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40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41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4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43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44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4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4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4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4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4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5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66" style:family="paragraph" style:parent-style-name="Standard">
      <style:paragraph-properties style:line-height-at-least="0.423cm"/>
      <style:text-properties fo:color="#000000" fo:background-color="#fffffe"/>
    </style:style>
    <style:style style:name="P67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6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0766e"/>
    </style:style>
    <style:style style:name="P6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/>
    </style:style>
    <style:style style:name="P7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/>
    </style:style>
    <style:style style:name="P7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/>
    </style:style>
    <style:style style:name="P7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7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 fo:background-color="#fffffe" style:font-weight-asian="bold" style:font-weight-complex="bold"/>
    </style:style>
    <style:style style:name="P7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ce559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062ee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2886d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7518e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dde14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e7952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0b615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c758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f514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2911b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9d8e6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47b7b" officeooo:paragraph-rsid="00147b7b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61d9b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9d8e6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8132a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9d8e6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9d8e6" officeooo:paragraph-rsid="0019d8e6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4f33" officeooo:paragraph-rsid="001b4f33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8214" officeooo:paragraph-rsid="001b8214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062ee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0f6d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886d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60131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7518e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0b615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24ba8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3a7a1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7518e" fo:background-color="#fffffe" style:font-weight-asian="bold" style:font-weight-complex="bold"/>
    </style:style>
    <style:style style:name="P10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0b615" fo:background-color="#fffffe" style:font-weight-asian="bold" style:font-weight-complex="bold"/>
    </style:style>
    <style:style style:name="P10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8f4cc" fo:background-color="#fffffe" style:font-weight-asian="bold" style:font-weight-complex="bold"/>
    </style:style>
    <style:style style:name="P10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e7952" officeooo:paragraph-rsid="002e7952" fo:background-color="#fffffe" style:font-weight-asian="bold" style:font-weight-complex="bold"/>
    </style:style>
    <style:style style:name="P10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cf514" officeooo:paragraph-rsid="003cf514" fo:background-color="#fffffe" style:font-weight-asian="bold" style:font-weight-complex="bold"/>
    </style:style>
    <style:style style:name="P10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3d97f9" fo:background-color="#fffffe" style:font-weight-asian="bold" style:font-weight-complex="bold"/>
    </style:style>
    <style:style style:name="P10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1a262"/>
    </style:style>
    <style:style style:name="P10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1a262" officeooo:paragraph-rsid="0011a262"/>
    </style:style>
    <style:style style:name="P1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2911b"/>
    </style:style>
    <style:style style:name="P1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61d9b"/>
    </style:style>
    <style:style style:name="P1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9d8e6"/>
    </style:style>
    <style:style style:name="P1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e559"/>
    </style:style>
    <style:style style:name="P1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62ee"/>
    </style:style>
    <style:style style:name="P1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2886d"/>
    </style:style>
    <style:style style:name="P11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7518e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de14"/>
    </style:style>
    <style:style style:name="P1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e7952"/>
    </style:style>
    <style:style style:name="P1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0b615"/>
    </style:style>
    <style:style style:name="P1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c758"/>
    </style:style>
    <style:style style:name="P12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f514"/>
    </style:style>
    <style:style style:name="P12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f5b27"/>
    </style:style>
    <style:style style:name="P12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1a262" officeooo:paragraph-rsid="0011a262" fo:background-color="#fffffe" style:font-weight-asian="bold" style:font-weight-complex="bold"/>
    </style:style>
    <style:style style:name="P12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2911b" officeooo:paragraph-rsid="0012911b" fo:background-color="#fffffe" style:font-weight-asian="bold" style:font-weight-complex="bold"/>
    </style:style>
    <style:style style:name="P12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47b7b" officeooo:paragraph-rsid="00147b7b" fo:background-color="#fffffe" style:font-weight-asian="bold" style:font-weight-complex="bold"/>
    </style:style>
    <style:style style:name="P12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9d8e6" officeooo:paragraph-rsid="0019d8e6" fo:background-color="#fffffe" style:font-weight-asian="bold" style:font-weight-complex="bold"/>
    </style:style>
    <style:style style:name="P12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ce559" officeooo:paragraph-rsid="001ce559" fo:background-color="#fffffe" style:font-weight-asian="bold" style:font-weight-complex="bold"/>
    </style:style>
    <style:style style:name="P12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1e6fb8" fo:background-color="#fffffe" style:font-weight-asian="bold" style:font-weight-complex="bold"/>
    </style:style>
    <style:style style:name="P12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22886d" fo:background-color="#fffffe" style:font-weight-asian="bold" style:font-weight-complex="bold"/>
    </style:style>
    <style:style style:name="P13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30b615" fo:background-color="#fffffe" style:font-weight-asian="bold" style:font-weight-complex="bold"/>
    </style:style>
    <style:style style:name="P13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27518e" fo:background-color="#fffffe" style:font-weight-asian="bold" style:font-weight-complex="bold"/>
    </style:style>
    <style:style style:name="P13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30b615" fo:background-color="#fffffe" style:font-weight-asian="bold" style:font-weight-complex="bold"/>
    </style:style>
    <style:style style:name="P13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2dde14" fo:background-color="#fffffe" style:font-weight-asian="bold" style:font-weight-complex="bold"/>
    </style:style>
    <style:style style:name="P13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30b615" fo:background-color="#fffffe" style:font-weight-asian="bold" style:font-weight-complex="bold"/>
    </style:style>
    <style:style style:name="P13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e80e" officeooo:paragraph-rsid="002de80e" fo:background-color="#fffffe" style:font-weight-asian="bold" style:font-weight-complex="bold"/>
    </style:style>
    <style:style style:name="P13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c758" fo:background-color="#fffffe" style:font-weight-asian="bold" style:font-weight-complex="bold"/>
    </style:style>
    <style:style style:name="P13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f514" fo:background-color="#fffffe" style:font-weight-asian="bold" style:font-weight-complex="bold"/>
    </style:style>
    <style:style style:name="P13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d97f9" fo:background-color="#fffffe" style:font-weight-asian="bold" style:font-weight-complex="bold"/>
    </style:style>
    <style:style style:name="P13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0766e" officeooo:paragraph-rsid="003cc758" fo:background-color="#fffffe" style:font-weight-asian="bold" style:font-weight-complex="bold"/>
    </style:style>
    <style:style style:name="P14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f514" officeooo:paragraph-rsid="003cf514" fo:background-color="#fffffe" style:font-weight-asian="bold" style:font-weight-complex="bold"/>
    </style:style>
    <style:style style:name="P14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3d97f9" fo:background-color="#fffffe" style:font-weight-asian="bold" style:font-weight-complex="bold"/>
    </style:style>
    <style:style style:name="P142" style:family="paragraph" style:parent-style-name="Standard" style:list-style-name="L1">
      <style:text-properties officeooo:rsid="000b74d4" officeooo:paragraph-rsid="000b74d4"/>
    </style:style>
    <style:style style:name="P14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f5b27" fo:background-color="#fffffe" style:font-weight-asian="bold" style:font-weight-complex="bold"/>
    </style:style>
    <style:style style:name="P14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5467f" fo:background-color="#fffffe" style:font-weight-asian="bold" style:font-weight-complex="bold"/>
    </style:style>
    <style:style style:name="P14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6bfbe" fo:background-color="#fffffe" style:font-weight-asian="bold" style:font-weight-complex="bold"/>
    </style:style>
    <style:style style:name="P14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5467f" officeooo:paragraph-rsid="0045467f" fo:background-color="#fffffe" style:font-weight-asian="bold" style:font-weight-complex="bold"/>
    </style:style>
    <style:style style:name="P14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45467f" fo:background-color="#fffffe" style:font-weight-asian="bold" style:font-weight-complex="bold"/>
    </style:style>
    <style:style style:name="P14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6bfbe" officeooo:paragraph-rsid="0046bfbe" fo:background-color="#fffffe" style:font-weight-asian="bold" style:font-weight-complex="bold"/>
    </style:style>
    <style:style style:name="P14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6bfbe"/>
    </style:style>
    <style:style style:name="P15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45467f" fo:background-color="#fffffe" style:font-weight-asian="bold" style:font-weight-complex="bold"/>
    </style:style>
    <style:style style:name="P15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46bfbe" fo:background-color="#fffffe" style:font-weight-asian="bold" style:font-weight-complex="bold"/>
    </style:style>
    <style:style style:name="P15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6bfbe" officeooo:paragraph-rsid="0046bfbe" fo:background-color="#fffffe" style:font-weight-asian="bold" style:font-weight-complex="bold"/>
    </style:style>
    <style:style style:name="P153" style:family="paragraph" style:parent-style-name="Standard">
      <style:text-properties fo:font-weight="normal" officeooo:paragraph-rsid="0046bfb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9f7" style:font-weight-asian="bold" style:font-weight-complex="bold"/>
    </style:style>
    <style:style style:name="T4" style:family="text">
      <style:text-properties fo:font-weight="bold" officeooo:rsid="0010766e" style:font-weight-asian="bold" style:font-weight-complex="bold"/>
    </style:style>
    <style:style style:name="T5" style:family="text">
      <style:text-properties style:font-name="Droid Sans Mono" fo:font-size="9pt" fo:font-weight="normal"/>
    </style:style>
    <style:style style:name="T6" style:family="text">
      <style:text-properties fo:color="#a31515" style:font-name="Droid Sans Mono" fo:font-size="9pt" fo:font-weight="normal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fo:color="#0451a5" style:font-name="Droid Sans Mono" fo:font-size="9pt" fo:font-weight="normal" officeooo:rsid="000e3aab"/>
    </style:style>
    <style:style style:name="T9" style:family="text">
      <style:text-properties fo:color="#09885a" style:font-name="Droid Sans Mono" fo:font-size="9pt" fo:font-weight="normal"/>
    </style:style>
    <style:style style:name="T10" style:family="text">
      <style:text-properties officeooo:rsid="000e3aab"/>
    </style:style>
    <style:style style:name="T11" style:family="text">
      <style:text-properties officeooo:rsid="000ed9f7"/>
    </style:style>
    <style:style style:name="T12" style:family="text">
      <style:text-properties fo:font-weight="normal" officeooo:rsid="0010766e" style:font-weight-asian="normal" style:font-weight-complex="normal"/>
    </style:style>
    <style:style style:name="T13" style:family="text">
      <style:text-properties fo:font-variant="normal" fo:text-transform="none" fo:color="#505050" style:font-name="OpenSans" fo:font-size="9pt" fo:letter-spacing="normal" fo:font-style="normal"/>
    </style:style>
    <style:style style:name="T14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7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8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9" style:family="text">
      <style:text-properties fo:font-variant="normal" fo:text-transform="none" fo:color="#505050" style:font-name="OpenSans" fo:font-size="9pt" fo:letter-spacing="normal" fo:font-style="normal" officeooo:rsid="0039aa72" style:font-weight-asian="normal" style:font-weight-complex="normal"/>
    </style:style>
    <style:style style:name="T30" style:family="text">
      <style:text-properties fo:font-variant="normal" fo:text-transform="none" fo:color="#505050" style:font-name="OpenSans" fo:letter-spacing="normal" fo:font-style="normal"/>
    </style:style>
    <style:style style:name="T31" style:family="text">
      <style:text-properties fo:font-variant="normal" fo:text-transform="none" fo:color="#505050" style:font-name="OpenSans" fo:letter-spacing="normal" fo:font-style="normal" fo:font-weight="normal"/>
    </style:style>
    <style:style style:name="T32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3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4" style:family="text">
      <style:text-properties fo:font-variant="normal" fo:text-transform="none" fo:color="#505050" style:font-name="OpenSans" fo:letter-spacing="normal" fo:font-style="normal" officeooo:rsid="00161d9b"/>
    </style:style>
    <style:style style:name="T35" style:family="text">
      <style:text-properties fo:font-variant="normal" fo:text-transform="none" fo:color="#505050" style:font-name="OpenSans" fo:letter-spacing="normal" fo:font-style="normal" officeooo:rsid="0019d8e6"/>
    </style:style>
    <style:style style:name="T36" style:family="text">
      <style:text-properties fo:font-variant="normal" fo:text-transform="none" fo:color="#505050" style:font-name="OpenSans" fo:letter-spacing="normal" fo:font-style="normal" officeooo:rsid="002062ee"/>
    </style:style>
    <style:style style:name="T37" style:family="text">
      <style:text-properties fo:font-variant="normal" fo:text-transform="none" fo:color="#505050" style:font-name="OpenSans" fo:letter-spacing="normal" fo:font-style="normal" officeooo:rsid="0022886d"/>
    </style:style>
    <style:style style:name="T38" style:family="text">
      <style:text-properties fo:font-variant="normal" fo:text-transform="none" fo:color="#505050" style:font-name="OpenSans" fo:letter-spacing="normal" fo:font-style="normal" officeooo:rsid="002a0725"/>
    </style:style>
    <style:style style:name="T39" style:family="text">
      <style:text-properties fo:font-variant="normal" fo:text-transform="none" fo:color="#505050" style:font-name="OpenSans" fo:letter-spacing="normal" fo:font-style="normal" fo:font-weight="bold"/>
    </style:style>
    <style:style style:name="T40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41" style:family="text">
      <style:text-properties fo:font-variant="normal" fo:text-transform="none" fo:color="#505050" style:font-name="OpenSans" fo:letter-spacing="normal" fo:font-style="normal" officeooo:rsid="0030b615"/>
    </style:style>
    <style:style style:name="T42" style:family="text">
      <style:text-properties fo:font-variant="normal" fo:text-transform="none" fo:color="#505050" style:font-name="OpenSans" fo:letter-spacing="normal" fo:font-style="normal" officeooo:rsid="0035dbc3"/>
    </style:style>
    <style:style style:name="T43" style:family="text">
      <style:text-properties fo:font-variant="normal" fo:text-transform="none" fo:color="#505050" style:font-name="OpenSans" fo:letter-spacing="normal" fo:font-style="normal" officeooo:rsid="0039aa72"/>
    </style:style>
    <style:style style:name="T44" style:family="text">
      <style:text-properties officeooo:rsid="0010766e" style:font-weight-asian="normal" style:font-weight-complex="normal"/>
    </style:style>
    <style:style style:name="T45" style:family="text">
      <style:text-properties officeooo:rsid="003cc758"/>
    </style:style>
    <style:style style:name="T46" style:family="text">
      <style:text-properties officeooo:rsid="003cf514"/>
    </style:style>
    <style:style style:name="T47" style:family="text">
      <style:text-properties officeooo:rsid="003d97f9"/>
    </style:style>
    <style:style style:name="T48" style:family="text">
      <style:text-properties officeooo:rsid="003f5b27"/>
    </style:style>
    <style:style style:name="T49" style:family="text">
      <style:text-properties officeooo:rsid="00406ef9"/>
    </style:style>
    <style:style style:name="T50" style:family="text">
      <style:text-properties officeooo:rsid="0045467f"/>
    </style:style>
    <style:style style:name="T51" style:family="text">
      <style:text-properties officeooo:rsid="0046bf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2">UP Event Portal Backend</text:span></text:p>
      <text:p text:style-name="P1"/>
      <text:p text:style-name="P4">Back End Requirements:</text:p>
      <text:list xml:id="list6373861742923401237" text:style-name="L1">
        <text:list-item>
          <text:p text:style-name="P142">node js</text:p>
        </text:list-item>
        <text:list-item>
          <text:p text:style-name="P142">mysql</text:p>
        </text:list-item>
        <text:list-item>
          <text:p text:style-name="P142">npm </text:p>
        </text:list-item>
        <text:list-item>
          <text:p text:style-name="P142">git</text:p>
        </text:list-item>
      </text:list>
      <text:p text:style-name="P2"/>
      <text:p text:style-name="P2"><text:span text:style-name="T2">Basic Config File</text:span>:</text:p>
      <text:p text:style-name="P2"><text:s text:c="3"/>config.json</text:p>
      <text:p text:style-name="P2"/>
      <text:p text:style-name="P4">Basic Command:</text:p>
      <text:p text:style-name="P8">npm start – to start the backend</text:p>
      <text:p text:style-name="P8">node db_migarte.js – to create tables an migrate some user an role data.</text:p>
      <text:p text:style-name="P8"/>
      <text:p text:style-name="P4">Basic Admin Credinatials:</text:p>
      <text:p text:style-name="P8"/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4"/>
      <text:p text:style-name="P4">API Details:</text:p>
      <text:p text:style-name="P4"/>
      <text:p text:style-name="P4">1)Admin/User Login</text:p>
      <text:p text:style-name="P8"/>
      <text:p text:style-name="P8">URL:127.0.0.1:8012/api/login</text:p>
      <text:p text:style-name="P8"/>
      <text:p text:style-name="P8">Method:POST</text:p>
      <text:p text:style-name="P8"/>
      <text:p text:style-name="P8">Sample Json Data:</text:p>
      <text:p text:style-name="P8"/>
      <text:p text:style-name="P8">{</text:p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8">}</text:p>
      <text:p text:style-name="P8"/>
      <text:p text:style-name="P8">Response:</text:p>
      <text:p text:style-name="P41">{</text:p>
      <text:p text:style-name="P66">    <text:span text:style-name="T6">"success"</text:span><text:span text:style-name="T5">: </text:span><text:span text:style-name="T7">true</text:span><text:span text:style-name="T5">,</text:span></text:p>
      <text:p text:style-name="P66">    <text:span text:style-name="T6">"data"</text:span><text:span text:style-name="T5">: {</text:span></text:p>
      <text:p text:style-name="P66">        <text:span text:style-name="T6">"id"</text:span><text:span text:style-name="T5">: </text:span><text:span text:style-name="T9">1</text:span><text:span text:style-name="T5">,</text:span></text:p>
      <text:p text:style-name="P66">        <text:span text:style-name="T6">"first_name"</text:span><text:span text:style-name="T5">: </text:span><text:span text:style-name="T7">"admin"</text:span><text:span text:style-name="T5">,</text:span></text:p>
      <text:p text:style-name="P66">        <text:span text:style-name="T6">"role_id"</text:span><text:span text:style-name="T5">: </text:span><text:span text:style-name="T9">1</text:span><text:span text:style-name="T5">,</text:span></text:p>
      <text:p text:style-name="P66">        <text:span text:style-name="T6">"token"</text:span><text:span text:style-name="T5">: </text:span><text:span text:style-name="T7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5">,</text:span></text:p>
      <text:p text:style-name="P66">        <text:span text:style-name="T6">"is_admin"</text:span><text:span text:style-name="T5">: </text:span><text:span text:style-name="T7">true</text:span><text:span text:style-name="T5">,</text:span></text:p>
      <text:p text:style-name="P66">        <text:span text:style-name="T6">"is_super_admin"</text:span><text:span text:style-name="T5">: </text:span><text:span text:style-name="T7">true</text:span><text:span text:style-name="T5">,</text:span></text:p>
      <text:p text:style-name="P66"><text:soft-page-break/>        <text:span text:style-name="T6">"last_login_time"</text:span><text:span text:style-name="T5">: </text:span><text:span text:style-name="T7">"09-Mar-2020 10:29:49 PM"</text:span><text:span text:style-name="T5">,</text:span></text:p>
      <text:p text:style-name="P66">        <text:span text:style-name="T6">"current_login_time"</text:span><text:span text:style-name="T5">: </text:span><text:span text:style-name="T7">"09-Mar-2020 11:26:58 PM"</text:span></text:p>
      <text:p text:style-name="P66">    <text:span text:style-name="T5">}</text:span></text:p>
      <text:p text:style-name="P39">}</text:p>
      <text:p text:style-name="P8"/>
      <text:p text:style-name="P8"/>
      <text:p text:style-name="P4">2) Forgot Password</text:p>
      <text:p text:style-name="P4"/>
      <text:p text:style-name="P9">URL:127.0.0.1:8012/api/<text:span text:style-name="T10">forgot_password</text:span></text:p>
      <text:p text:style-name="P9"/>
      <text:p text:style-name="P9">Method:POST</text:p>
      <text:p text:style-name="P9"/>
      <text:p text:style-name="P9">Sample Json Data:</text:p>
      <text:p text:style-name="P9">{</text:p>
      <text:p text:style-name="P9">email : <text:a xlink:type="simple" xlink:href="mailto:admin@event.com" text:style-name="Internet_20_link" text:visited-style-name="Visited_20_Internet_20_Link">admin@event.com</text:a></text:p>
      <text:p text:style-name="P9">}</text:p>
      <text:p text:style-name="P9"/>
      <text:p text:style-name="P9"/>
      <text:p text:style-name="P12"><text:span text:style-name="T2">Response</text:span>:</text:p>
      <text:p text:style-name="P12"/>
      <text:p text:style-name="P43">{</text:p>
      <text:p text:style-name="P66">    <text:span text:style-name="T6">"success"</text:span><text:span text:style-name="T5">: </text:span><text:span text:style-name="T7">true</text:span><text:span text:style-name="T5">,</text:span></text:p>
      <text:p text:style-name="P66">    <text:span text:style-name="T6">"message"</text:span><text:span text:style-name="T5">: </text:span><text:span text:style-name="T7">"Please check you mail to Reset your Password"</text:span></text:p>
      <text:p text:style-name="P39">}</text:p>
      <text:p text:style-name="P39"/>
      <text:p text:style-name="P39"/>
      <text:p text:style-name="P54">3) Reset Password</text:p>
      <text:p text:style-name="P54"/>
      <text:p text:style-name="P10">URL:127.0.0.1:8012/api/reset_password</text:p>
      <text:p text:style-name="P10"/>
      <text:p text:style-name="P10">Method:POST</text:p>
      <text:p text:style-name="P10"/>
      <text:p text:style-name="P10">Sample Json Data:</text:p>
      <text:p text:style-name="P10">{</text:p>
      <text:p text:style-name="P10"><text:span text:style-name="T10">token</text:span> : <text:a xlink:type="simple" xlink:href="mailto:admin@event.com" text:style-name="Internet_20_link" text:visited-style-name="Visited_20_Internet_20_Link">admin@event.com</text:a>,</text:p>
      <text:p text:style-name="P13">password:123456,</text:p>
      <text:p text:style-name="P13">confoirm_password:123456</text:p>
      <text:p text:style-name="P10">}</text:p>
      <text:p text:style-name="P10"/>
      <text:p text:style-name="P13"><text:span text:style-name="T2">Response</text:span>:</text:p>
      <text:p text:style-name="P13"/>
      <text:p text:style-name="P44">{</text:p>
      <text:p text:style-name="P67">    <text:span text:style-name="T6">"success"</text:span><text:span text:style-name="T5">: </text:span><text:span text:style-name="T7">true</text:span><text:span text:style-name="T5">,</text:span></text:p>
      <text:p text:style-name="P67">    <text:span text:style-name="T6">"message"</text:span><text:span text:style-name="T5">: </text:span><text:span text:style-name="T7">"</text:span><text:span text:style-name="T8">Password Reset Successfully</text:span><text:span text:style-name="T7">"</text:span></text:p>
      <text:p text:style-name="P40">}</text:p>
      <text:p text:style-name="P42"/>
      <text:p text:style-name="P54">4) Users List</text:p>
      <text:p text:style-name="P54"/>
      <text:p text:style-name="P10">URL:127.0.0.1:8012/api/<text:span text:style-name="T10">users</text:span></text:p>
      <text:p text:style-name="P10"/>
      <text:p text:style-name="P10">Method:<text:span text:style-name="T10">GET</text:span></text:p>
      <text:p text:style-name="P10"/>
      <text:p text:style-name="P10"/>
      <text:p text:style-name="P10"/>
      <text:p text:style-name="P42"><text:soft-page-break/></text:p>
      <text:p text:style-name="P42"/>
      <text:p text:style-name="P54">5) Users Login Log List</text:p>
      <text:p text:style-name="P54"/>
      <text:p text:style-name="P10">URL:127.0.0.1:8012/pi/login_log</text:p>
      <text:p text:style-name="P10"/>
      <text:p text:style-name="P10">Method:<text:span text:style-name="T10">GET</text:span></text:p>
      <text:p text:style-name="P10"/>
      <text:p text:style-name="P10"/>
      <text:p text:style-name="P13">6)<text:span text:style-name="T3">Roles List</text:span></text:p>
      <text:p text:style-name="P5"/>
      <text:p text:style-name="P11">URL:127.0.0.1:8012/api/<text:span text:style-name="T11">roles</text:span></text:p>
      <text:p text:style-name="P11"/>
      <text:p text:style-name="P11">Method:<text:span text:style-name="T10">GET</text:span></text:p>
      <text:p text:style-name="P6"/>
      <text:p text:style-name="P15">7) <text:span text:style-name="T2">Category List</text:span></text:p>
      <text:p text:style-name="P13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69">METHOD :GET </text:p>
      <text:p text:style-name="P69"/>
      <text:p text:style-name="P69">RESPONSE:</text:p>
      <text:p text:style-name="P69"/>
      <text:p text:style-name="P69">{</text:p>
      <text:p text:style-name="P69"><text:s text:c="4"/>"success": true,</text:p>
      <text:p text:style-name="P69"><text:s text:c="4"/>"data": [</text:p>
      <text:p text:style-name="P69"><text:s text:c="8"/>{</text:p>
      <text:p text:style-name="P69"><text:s text:c="12"/>"id": 1,</text:p>
      <text:p text:style-name="P69"><text:s text:c="12"/>"name": "Bussiness",</text:p>
      <text:p text:style-name="P69"><text:s text:c="12"/>"slug": "bussiness",</text:p>
      <text:p text:style-name="P69"><text:s text:c="12"/>"is_active": true,</text:p>
      <text:p text:style-name="P69"><text:s text:c="12"/>"image_path": null,</text:p>
      <text:p text:style-name="P69"><text:s text:c="12"/>"image_name": null,</text:p>
      <text:p text:style-name="P69"><text:s text:c="12"/>"createdAt": "2020-03-28T10:24:09.000Z",</text:p>
      <text:p text:style-name="P69"><text:s text:c="12"/>"updatedAt": "2020-03-28T10:24:09.000Z",</text:p>
      <text:p text:style-name="P69"><text:s text:c="12"/>"deletedAt": null</text:p>
      <text:p text:style-name="P69"><text:s text:c="8"/>}</text:p>
      <text:p text:style-name="P69"><text:s text:c="4"/>],</text:p>
      <text:p text:style-name="P69"><text:s text:c="4"/>"count": 1</text:p>
      <text:p text:style-name="P69">}</text:p>
      <text:p text:style-name="P13"/>
      <text:p text:style-name="P59">8) Category Add</text:p>
      <text:p text:style-name="P59"/>
      <text:p text:style-name="P14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72">METHOD :POST</text:p>
      <text:p text:style-name="P72"/>
      <text:p text:style-name="P72">REQUEST</text:p>
      <text:p text:style-name="P72">{</text:p>
      <text:p text:style-name="P72"><text:tab/>"name":"Bussiness",</text:p>
      <text:p text:style-name="P72"><text:tab/>"is_active":1</text:p>
      <text:p text:style-name="P72">} 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RESPOSNE</text:p>
      <text:p text:style-name="P72"/>
      <text:p text:style-name="P18">{</text:p>
      <text:p text:style-name="P18"><text:s text:c="4"/>"success": true,</text:p>
      <text:p text:style-name="P18"><text:s text:c="4"/>"data": {</text:p>
      <text:p text:style-name="P18"><text:s text:c="8"/>"createdAt": "2020-03-29T06:41:23.482Z",</text:p>
      <text:p text:style-name="P18"><text:s text:c="8"/>"id": 6,</text:p>
      <text:p text:style-name="P18"><text:s text:c="8"/>"name": "Food Event",</text:p>
      <text:p text:style-name="P18"><text:s text:c="8"/>"is_active": true,</text:p>
      <text:p text:style-name="P18"><text:s text:c="8"/>"slug": "food-event",</text:p>
      <text:p text:style-name="P18"><text:s text:c="8"/>"updatedAt": "2020-03-29T06:41:23.482Z"</text:p>
      <text:p text:style-name="P18"><text:s text:c="4"/>}</text:p>
      <text:p text:style-name="P18">}</text:p>
      <text:p text:style-name="P59"/>
      <text:p text:style-name="P59">9) Category Edit</text:p>
      <text:p text:style-name="P59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72">METHOD :PUT</text:p>
      <text:p text:style-name="P54"/>
      <text:p text:style-name="P54"/>
      <text:p text:style-name="P72">REQUEST</text:p>
      <text:p text:style-name="P72">{</text:p>
      <text:p text:style-name="P72"><text:tab/>"name":"Bussiness",</text:p>
      <text:p text:style-name="P72"><text:tab/>"is_active":1,</text:p>
      <text:p text:style-name="P72"><text:tab/>“id”:1</text:p>
      <text:p text:style-name="P72">} </text:p>
      <text:p text:style-name="P12"/>
      <text:p text:style-name="P7">10) Category Delete</text:p>
      <text:p text:style-name="P15"/>
      <text:p text:style-name="P16"><text:span text:style-name="T44">URL: </text:span><text:a xlink:type="simple" xlink:href="http://127.0.0.1:8012/api/categories" text:style-name="Internet_20_link" text:visited-style-name="Visited_20_Internet_20_Link">http://127.0.0.1:8012/api/categories</text:a><text:span text:style-name="T13">/</text:span><text:span text:style-name="T20">&lt;:id&gt;</text:span></text:p>
      <text:p text:style-name="P68"/>
      <text:p text:style-name="P72">METHOD :DELETE</text:p>
      <text:p text:style-name="P72"/>
      <text:p text:style-name="P72">RESPOSN<text:line-break/>{</text:p>
      <text:p text:style-name="P72"><text:s text:c="4"/>"success": true,</text:p>
      <text:p text:style-name="P72"><text:s text:c="4"/>"message": "Deleted successfully."</text:p>
      <text:p text:style-name="P72">}</text:p>
      <text:p text:style-name="P72"/>
      <text:p text:style-name="P72"/>
      <text:p text:style-name="P123">11) Currencies List</text:p>
      <text:p text:style-name="P72"/>
      <text:p text:style-name="P55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urrencies</text:span></text:p>
      <text:p text:style-name="P108"/>
      <text:p text:style-name="P70">METHOD :GET </text:p>
      <text:p text:style-name="P70"/>
      <text:p text:style-name="P70">RESPONSE:</text:p>
      <text:p text:style-name="P70"/>
      <text:p text:style-name="P70">{</text:p>
      <text:p text:style-name="P70"><text:s text:c="4"/>"success": true,</text:p>
      <text:p text:style-name="P70"><text:s text:c="4"/>"data": [</text:p>
      <text:p text:style-name="P17"><text:span text:style-name="T13"><text:s text:c="6"/></text:span><text:span text:style-name="T21"><text:s text:c="4"/>{</text:span></text:p>
      <text:p text:style-name="P109"><text:s text:c="12"/>"id": 1,</text:p>
      <text:p text:style-name="P109"><text:s text:c="12"/>"name": "USD",</text:p>
      <text:p text:style-name="P109"><text:s text:c="12"/>"code": "usd",</text:p>
      <text:p text:style-name="P109"><text:s text:c="12"/>"is_active": true,</text:p>
      <text:p text:style-name="P109"><text:s text:c="12"/>"createdAt": "2020-03-29T13:38:10.000Z",</text:p>
      <text:p text:style-name="P109"><text:s text:c="12"/>"updatedAt": null,</text:p>
      <text:p text:style-name="P109"><text:s text:c="12"/>"deletedAt": null</text:p>
      <text:p text:style-name="P109"><text:soft-page-break/><text:s text:c="8"/>},</text:p>
      <text:p text:style-name="P109"><text:s text:c="8"/>{</text:p>
      <text:p text:style-name="P109"><text:s text:c="12"/>"id": 2,</text:p>
      <text:p text:style-name="P109"><text:s text:c="12"/>"name": "AED",</text:p>
      <text:p text:style-name="P109"><text:s text:c="12"/>"code": "aed",</text:p>
      <text:p text:style-name="P109"><text:s text:c="12"/>"is_active": true,</text:p>
      <text:p text:style-name="P109"><text:s text:c="12"/>"createdAt": "2020-03-29T13:38:10.000Z",</text:p>
      <text:p text:style-name="P109"><text:s text:c="12"/>"updatedAt": null,</text:p>
      <text:p text:style-name="P109"><text:s text:c="12"/>"deletedAt": null</text:p>
      <text:p text:style-name="P109"><text:s text:c="8"/>},</text:p>
      <text:p text:style-name="P70"><text:s text:c="4"/>],</text:p>
      <text:p text:style-name="P17"><text:span text:style-name="T13"><text:s text:c="4"/>"count": </text:span><text:span text:style-name="T21">2</text:span></text:p>
      <text:p text:style-name="P73">}</text:p>
      <text:p text:style-name="P84"/>
      <text:p text:style-name="P124">12) Countries List</text:p>
      <text:p text:style-name="P124"/>
      <text:p text:style-name="P56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0"/>
      <text:p text:style-name="P71">METHOD :GET </text:p>
      <text:p text:style-name="P71"/>
      <text:p text:style-name="P74">RESPONSE:</text:p>
      <text:p text:style-name="P74"/>
      <text:p text:style-name="P86">{</text:p>
      <text:p text:style-name="P86"><text:s text:c="4"/>"success": true,</text:p>
      <text:p text:style-name="P86"><text:s text:c="4"/>"data": [</text:p>
      <text:p text:style-name="P86"><text:s text:c="8"/>{</text:p>
      <text:p text:style-name="P86"><text:s text:c="12"/>"id": 1,</text:p>
      <text:p text:style-name="P86"><text:s text:c="12"/>"name": "India",</text:p>
      <text:p text:style-name="P86"><text:s text:c="12"/>"slug": "india",</text:p>
      <text:p text:style-name="P86"><text:s text:c="12"/>"iso_code": null,</text:p>
      <text:p text:style-name="P86"><text:s text:c="12"/>"createdAt": "2020-03-29T11:38:29.000Z",</text:p>
      <text:p text:style-name="P86"><text:s text:c="12"/>"updatedAt": "2020-03-29T11:38:29.000Z",</text:p>
      <text:p text:style-name="P86"><text:s text:c="12"/>"deletedAt": null,</text:p>
      <text:p text:style-name="P86"><text:s text:c="12"/>"is_active": true</text:p>
      <text:p text:style-name="P86"><text:s text:c="8"/>}</text:p>
      <text:p text:style-name="P86"><text:s text:c="4"/>],</text:p>
      <text:p text:style-name="P86"><text:s text:c="4"/>"count": 1</text:p>
      <text:p text:style-name="P86">}</text:p>
      <text:p text:style-name="P86"/>
      <text:p text:style-name="P125">13) COUNTRIES ADD</text:p>
      <text:p text:style-name="P125"/>
      <text:p text:style-name="P125"/>
      <text:p text:style-name="P57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1"/>
      <text:p text:style-name="P45"><text:span text:style-name="T30">METHOD : </text:span><text:span text:style-name="T34">POST</text:span></text:p>
      <text:p text:style-name="P87"/>
      <text:p text:style-name="P51"><text:span text:style-name="T34">R</text:span><text:span text:style-name="T30">EQUEST:</text:span></text:p>
      <text:p text:style-name="P89"/>
      <text:p text:style-name="P89">{</text:p>
      <text:p text:style-name="P89"><text:tab/>"name":"united Kingdom",</text:p>
      <text:p text:style-name="P89"><text:tab/>"is_active":1,</text:p>
      <text:p text:style-name="P89"><text:tab/>"is<text:span text:style-name="T49">o</text:span>_code":"UK"</text:p>
      <text:p text:style-name="P89">}</text:p>
      <text:p text:style-name="P84"/>
      <text:p text:style-name="P84"/>
      <text:p text:style-name="P89">RESPONSE:</text:p>
      <text:p text:style-name="P89"/>
      <text:p text:style-name="P89">{</text:p>
      <text:p text:style-name="P89"><text:s text:c="4"/>"success": true,</text:p>
      <text:p text:style-name="P89"><text:s text:c="4"/>"data": {</text:p>
      <text:p text:style-name="P89"><text:s text:c="8"/>"id": 2,</text:p>
      <text:p text:style-name="P89"><text:s text:c="8"/>"name": "united Kingdom",</text:p>
      <text:p text:style-name="P89"><text:soft-page-break/><text:s text:c="8"/>"is_active": true,</text:p>
      <text:p text:style-name="P89"><text:s text:c="8"/>"slug": "united-kingdom",</text:p>
      <text:p text:style-name="P89"><text:s text:c="8"/>"updatedAt": "2020-03-29T11:44:20.501Z",</text:p>
      <text:p text:style-name="P89"><text:s text:c="8"/>"createdAt": "2020-03-29T11:44:20.501Z"</text:p>
      <text:p text:style-name="P89"><text:s text:c="4"/>}</text:p>
      <text:p text:style-name="P89">}</text:p>
      <text:p text:style-name="P89"/>
      <text:p text:style-name="P126">14) COUNTRIES EDIT</text:p>
      <text:p text:style-name="P91"/>
      <text:p text:style-name="P91"/>
      <text:p text:style-name="P58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/</text:span></text:p>
      <text:p text:style-name="P112"/>
      <text:p text:style-name="P46"><text:span text:style-name="T30">METHOD : </text:span><text:span text:style-name="T34">POST</text:span></text:p>
      <text:p text:style-name="P88"/>
      <text:p text:style-name="P52"><text:span text:style-name="T34">R</text:span><text:span text:style-name="T30">EQUEST:</text:span></text:p>
      <text:p text:style-name="P90"/>
      <text:p text:style-name="P90">{</text:p>
      <text:p text:style-name="P90"><text:tab/>"name":"united Kingdom",</text:p>
      <text:p text:style-name="P90"><text:tab/>"is_active":1,</text:p>
      <text:p text:style-name="P90"><text:tab/>"is<text:span text:style-name="T49">o</text:span>_code":"UK",</text:p>
      <text:p text:style-name="P52"><text:span text:style-name="T30"><text:tab/>“</text:span><text:span text:style-name="T35">id</text:span><text:span text:style-name="T30">”:</text:span><text:span text:style-name="T35">1</text:span></text:p>
      <text:p text:style-name="P90">}</text:p>
      <text:p text:style-name="P90"/>
      <text:p text:style-name="P92">RESPONSE:</text:p>
      <text:p text:style-name="P93">{</text:p>
      <text:p text:style-name="P93"><text:s text:c="4"/>"success": true,</text:p>
      <text:p text:style-name="P93"><text:s text:c="4"/>"message": "Updated successfully."</text:p>
      <text:p text:style-name="P93">}</text:p>
      <text:p text:style-name="P85"/>
      <text:p text:style-name="P127">15) COUNTRIES DELETE</text:p>
      <text:p text:style-name="P127"/>
      <text:p text:style-name="P29"><text:span text:style-name="T44">URL: </text:span><text:a xlink:type="simple" xlink:href="http://127.0.0.1:8012/api/categories" text:style-name="Internet_20_link" text:visited-style-name="Visited_20_Internet_20_Link"><text:span text:style-name="T13">http://127.0.0.1:8012/api/c</text:span></text:a><text:span text:style-name="T22">ountries</text:span><text:span text:style-name="T13">/</text:span><text:span text:style-name="T20">&lt;:id&gt;</text:span></text:p>
      <text:p text:style-name="P113"/>
      <text:p text:style-name="P75">METHOD :DELETE</text:p>
      <text:p text:style-name="P75"/>
      <text:p text:style-name="P19"><text:span text:style-name="T14">RESPOSN</text:span><text:span text:style-name="T15">E</text:span><text:span text:style-name="T14"><text:line-break/>{</text:span></text:p>
      <text:p text:style-name="P75"><text:s text:c="4"/>"success": true,</text:p>
      <text:p text:style-name="P75"><text:s text:c="4"/>"message": "Deleted successfully."</text:p>
      <text:p text:style-name="P75">}</text:p>
      <text:p text:style-name="P75"/>
      <text:p text:style-name="P75"/>
      <text:p text:style-name="P128">16) STATES LIST</text:p>
      <text:p text:style-name="P128"/>
      <text:p text:style-name="P30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4"/>
      <text:p text:style-name="P20"><text:span text:style-name="T14">METHOD :</text:span><text:span text:style-name="T15">GET</text:span></text:p>
      <text:p text:style-name="P76"/>
      <text:p text:style-name="P20"><text:span text:style-name="T14">RESPOSN</text:span><text:span text:style-name="T15">E:</text:span></text:p>
      <text:p text:style-name="P94"/>
      <text:p text:style-name="P95">{</text:p>
      <text:p text:style-name="P95"><text:s text:c="4"/>"success": true,</text:p>
      <text:p text:style-name="P95"><text:s text:c="4"/>"data": [</text:p>
      <text:p text:style-name="P95"><text:s text:c="8"/>{</text:p>
      <text:p text:style-name="P95"><text:s text:c="12"/>"id": 1,</text:p>
      <text:p text:style-name="P95"><text:s text:c="12"/>"country_id": 1,</text:p>
      <text:p text:style-name="P95"><text:s text:c="12"/>"name": "Tamil Nadu",</text:p>
      <text:p text:style-name="P95"><text:s text:c="12"/>"slug": "tamil-nadu",</text:p>
      <text:p text:style-name="P95"><text:s text:c="12"/>"is_active": true,</text:p>
      <text:p text:style-name="P95"><text:s text:c="12"/>"createdAt": "2020-03-29T11:56:41.000Z",</text:p>
      <text:p text:style-name="P95"><text:soft-page-break/><text:s text:c="12"/>"updatedAt": "2020-03-29T11:56:41.000Z",</text:p>
      <text:p text:style-name="P95"><text:s text:c="12"/>"deletedAt": null,</text:p>
      <text:p text:style-name="P95"><text:s text:c="12"/>"country": {</text:p>
      <text:p text:style-name="P95"><text:s text:c="16"/>"id": 1,</text:p>
      <text:p text:style-name="P95"><text:s text:c="16"/>"name": "India",</text:p>
      <text:p text:style-name="P95"><text:s text:c="16"/>"slug": "india",</text:p>
      <text:p text:style-name="P95"><text:s text:c="16"/>"iso_code": null,</text:p>
      <text:p text:style-name="P95"><text:s text:c="16"/>"createdAt": "2020-03-29T11:38:29.000Z",</text:p>
      <text:p text:style-name="P95"><text:s text:c="16"/>"updatedAt": "2020-03-29T11:38:29.000Z",</text:p>
      <text:p text:style-name="P95"><text:s text:c="16"/>"deletedAt": null,</text:p>
      <text:p text:style-name="P95"><text:s text:c="16"/>"is_active": true</text:p>
      <text:p text:style-name="P95"><text:s text:c="12"/>}</text:p>
      <text:p text:style-name="P95"><text:s text:c="8"/>}</text:p>
      <text:p text:style-name="P95"><text:s text:c="4"/>],</text:p>
      <text:p text:style-name="P95"><text:s text:c="4"/>"count": 1</text:p>
      <text:p text:style-name="P95">}</text:p>
      <text:p text:style-name="P91"/>
      <text:p text:style-name="P91"/>
      <text:p text:style-name="P60"><text:span text:style-name="T30">16) STATES </text:span><text:span text:style-name="T37">ADD</text:span></text:p>
      <text:p text:style-name="P129"/>
      <text:p text:style-name="P31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5"/>
      <text:p text:style-name="P21"><text:span text:style-name="T14">METHOD :</text:span><text:span text:style-name="T16">POST</text:span></text:p>
      <text:p text:style-name="P77"/>
      <text:p text:style-name="P101">REQUEST:</text:p>
      <text:p text:style-name="P101">{</text:p>
      <text:p text:style-name="P101"><text:tab/>"name":"Tamil Nadu",</text:p>
      <text:p text:style-name="P101"><text:tab/>"country_id":"1",</text:p>
      <text:p text:style-name="P101"><text:tab/>"is_active":1</text:p>
      <text:p text:style-name="P101">}<text:tab/></text:p>
      <text:p text:style-name="P101"/>
      <text:p text:style-name="P47"><text:span text:style-name="T30">RESPOSN</text:span><text:span text:style-name="T36">E:</text:span></text:p>
      <text:p text:style-name="P96"/>
      <text:p text:style-name="P97">{</text:p>
      <text:p text:style-name="P97"><text:s text:c="4"/>"success": true,</text:p>
      <text:p text:style-name="P97"><text:s text:c="4"/>"data": {</text:p>
      <text:p text:style-name="P97"><text:s text:c="8"/>"createdAt": "2020-03-29T11:56:41.856Z",</text:p>
      <text:p text:style-name="P97"><text:s text:c="8"/>"name": "Tamil Nadu",</text:p>
      <text:p text:style-name="P97"><text:s text:c="8"/>"country_id": "1",</text:p>
      <text:p text:style-name="P97"><text:s text:c="8"/>"is_active": true,</text:p>
      <text:p text:style-name="P97"><text:s text:c="8"/>"id": 1,</text:p>
      <text:p text:style-name="P97"><text:s text:c="8"/>"slug": "tamil-nadu",</text:p>
      <text:p text:style-name="P97"><text:s text:c="8"/>"updatedAt": "2020-03-29T11:56:41.857Z"</text:p>
      <text:p text:style-name="P97"><text:s text:c="4"/>}</text:p>
      <text:p text:style-name="P97">}</text:p>
      <text:p text:style-name="P97"/>
      <text:p text:style-name="P62"><text:span text:style-name="T36">1</text:span><text:span text:style-name="T30">7) STATES EDIT</text:span></text:p>
      <text:p text:style-name="P131"/>
      <text:p text:style-name="P32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6"/>
      <text:p text:style-name="P22"><text:span text:style-name="T14">METHOD :</text:span><text:span text:style-name="T17">PUT</text:span></text:p>
      <text:p text:style-name="P78"/>
      <text:p text:style-name="P102">REQUEST:</text:p>
      <text:p text:style-name="P102">{</text:p>
      <text:p text:style-name="P102"><text:tab/>"name":"Tamil Nadu",</text:p>
      <text:p text:style-name="P102"><text:tab/>"country_id":"1",</text:p>
      <text:p text:style-name="P102"><text:tab/>"is_active":1,</text:p>
      <text:p text:style-name="P26"><text:span text:style-name="T14"><text:tab/>“</text:span><text:span text:style-name="T17">id</text:span><text:span text:style-name="T14">”:</text:span><text:span text:style-name="T17">1</text:span></text:p>
      <text:p text:style-name="P102">}<text:tab/></text:p>
      <text:p text:style-name="P102"/>
      <text:p text:style-name="P102"><text:soft-page-break/></text:p>
      <text:p text:style-name="P48"><text:span text:style-name="T30">RESPON</text:span><text:span text:style-name="T38">S</text:span><text:span text:style-name="T36">E:</text:span></text:p>
      <text:p text:style-name="P98"/>
      <text:p text:style-name="P98">{</text:p>
      <text:p text:style-name="P98"><text:s text:c="4"/>"success": true,</text:p>
      <text:p text:style-name="P98"><text:s text:c="4"/>"message": "Updated successfully."</text:p>
      <text:p text:style-name="P98">}</text:p>
      <text:p text:style-name="P98"/>
      <text:p text:style-name="P98"/>
      <text:p text:style-name="P64"><text:span text:style-name="T36">1</text:span><text:span text:style-name="T30">8) States DELETE</text:span></text:p>
      <text:p text:style-name="P133"/>
      <text:p text:style-name="P33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4">states</text:span><text:span text:style-name="T13">/</text:span><text:span text:style-name="T20">&lt;:id&gt;</text:span></text:p>
      <text:p text:style-name="P117"/>
      <text:p text:style-name="P79">METHOD :DELETE</text:p>
      <text:p text:style-name="P79"/>
      <text:p text:style-name="P23"><text:span text:style-name="T14">RESPOSN</text:span><text:span text:style-name="T15">E</text:span><text:span text:style-name="T14"><text:line-break/>{</text:span></text:p>
      <text:p text:style-name="P79"><text:s text:c="4"/>"success": true,</text:p>
      <text:p text:style-name="P79"><text:s text:c="4"/>"message": "Deleted successfully."</text:p>
      <text:p text:style-name="P79">}</text:p>
      <text:p text:style-name="P53"/>
      <text:p text:style-name="P79"/>
      <text:p text:style-name="P135">19) CITY LIST</text:p>
      <text:p text:style-name="P135"/>
      <text:p text:style-name="P34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5">cities</text:span></text:p>
      <text:p text:style-name="P118"/>
      <text:p text:style-name="P24"><text:span text:style-name="T14">METHOD :</text:span><text:span text:style-name="T15">GET</text:span></text:p>
      <text:p text:style-name="P80"/>
      <text:p text:style-name="P49"><text:span text:style-name="T39">RESPOSN</text:span><text:span text:style-name="T40">E:</text:span></text:p>
      <text:p text:style-name="P105">{</text:p>
      <text:p text:style-name="P105"><text:s text:c="4"/>"success": true,</text:p>
      <text:p text:style-name="P105"><text:s text:c="4"/>"data": [</text:p>
      <text:p text:style-name="P105"><text:s text:c="8"/>{</text:p>
      <text:p text:style-name="P105"><text:s text:c="12"/>"id": 1,</text:p>
      <text:p text:style-name="P105"><text:s text:c="12"/>"country_id": 1,</text:p>
      <text:p text:style-name="P105"><text:s text:c="12"/>"state_id": 1,</text:p>
      <text:p text:style-name="P105"><text:s text:c="12"/>"name": "Chennai",</text:p>
      <text:p text:style-name="P105"><text:s text:c="12"/>"slug": "chennai",</text:p>
      <text:p text:style-name="P105"><text:s text:c="12"/>"is_active": false,</text:p>
      <text:p text:style-name="P105"><text:s text:c="12"/>"createdAt": "2020-03-29T12:10:22.000Z",</text:p>
      <text:p text:style-name="P105"><text:s text:c="12"/>"updatedAt": "2020-03-29T12:10:22.000Z",</text:p>
      <text:p text:style-name="P105"><text:s text:c="12"/>"deletedAt": null,</text:p>
      <text:p text:style-name="P105"><text:s text:c="12"/>"state": {</text:p>
      <text:p text:style-name="P105"><text:s text:c="16"/>"id": 1,</text:p>
      <text:p text:style-name="P105"><text:s text:c="16"/>"country_id": 1,</text:p>
      <text:p text:style-name="P105"><text:s text:c="16"/>"name": "Tamil Nadu",</text:p>
      <text:p text:style-name="P105"><text:s text:c="16"/>"slug": "tamil-nadu",</text:p>
      <text:p text:style-name="P105"><text:s text:c="16"/>"is_active": true,</text:p>
      <text:p text:style-name="P105"><text:s text:c="16"/>"createdAt": "2020-03-29T11:56:41.000Z",</text:p>
      <text:p text:style-name="P105"><text:s text:c="16"/>"updatedAt": "2020-03-29T11:56:41.000Z",</text:p>
      <text:p text:style-name="P105"><text:s text:c="16"/>"deletedAt": null</text:p>
      <text:p text:style-name="P105"><text:s text:c="12"/>},</text:p>
      <text:p text:style-name="P105"><text:s text:c="12"/>"country": {</text:p>
      <text:p text:style-name="P105"><text:s text:c="16"/>"id": 1,</text:p>
      <text:p text:style-name="P105"><text:s text:c="16"/>"name": "India",</text:p>
      <text:p text:style-name="P105"><text:s text:c="16"/>"slug": "india",</text:p>
      <text:p text:style-name="P105"><text:s text:c="16"/>"iso_code": null,</text:p>
      <text:p text:style-name="P105"><text:s text:c="16"/>"createdAt": "2020-03-29T11:38:29.000Z",</text:p>
      <text:p text:style-name="P105"><text:s text:c="16"/>"updatedAt": "2020-03-29T11:38:29.000Z",</text:p>
      <text:p text:style-name="P105"><text:s text:c="16"/>"deletedAt": null,</text:p>
      <text:p text:style-name="P105"><text:soft-page-break/><text:s text:c="16"/>"is_active": true</text:p>
      <text:p text:style-name="P105"><text:s text:c="12"/>}</text:p>
      <text:p text:style-name="P105"><text:s text:c="8"/>}</text:p>
      <text:p text:style-name="P105"><text:s text:c="4"/>],</text:p>
      <text:p text:style-name="P105"><text:s text:c="4"/>"count": 1</text:p>
      <text:p text:style-name="P105">}</text:p>
      <text:p text:style-name="P105"/>
      <text:p text:style-name="P105"/>
      <text:p text:style-name="P61"><text:span text:style-name="T41">20</text:span><text:span text:style-name="T30">) </text:span><text:span text:style-name="T41">CITY</text:span><text:span text:style-name="T30"> </text:span><text:span text:style-name="T37">ADD</text:span></text:p>
      <text:p text:style-name="P130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6">cities</text:span></text:p>
      <text:p text:style-name="P119"/>
      <text:p text:style-name="P25"><text:span text:style-name="T14">METHOD :</text:span><text:span text:style-name="T16">POST</text:span></text:p>
      <text:p text:style-name="P81"/>
      <text:p text:style-name="P103">REQUEST:</text:p>
      <text:p text:style-name="P103">{</text:p>
      <text:p text:style-name="P27"><text:span text:style-name="T14"><text:tab/>"name":"</text:span><text:span text:style-name="T18">Chennai</text:span><text:span text:style-name="T14">",</text:span></text:p>
      <text:p text:style-name="P103"><text:tab/>"country_id":"1",</text:p>
      <text:p text:style-name="P27"><text:span text:style-name="T14"><text:tab/>“</text:span><text:span text:style-name="T18">state_id</text:span><text:span text:style-name="T14">”:</text:span><text:span text:style-name="T18">1,</text:span></text:p>
      <text:p text:style-name="P103"><text:tab/>"is_active":1</text:p>
      <text:p text:style-name="P103">}<text:tab/></text:p>
      <text:p text:style-name="P103"/>
      <text:p text:style-name="P50"><text:span text:style-name="T30">RESPOSN</text:span><text:span text:style-name="T36">E:</text:span></text:p>
      <text:p text:style-name="P99"/>
      <text:p text:style-name="P100">{</text:p>
      <text:p text:style-name="P100"><text:s text:c="4"/>"success": true,</text:p>
      <text:p text:style-name="P100"><text:s text:c="4"/>"data": {</text:p>
      <text:p text:style-name="P100"><text:s text:c="8"/>"createdAt": "2020-03-29T12:14:44.918Z",</text:p>
      <text:p text:style-name="P100"><text:s text:c="8"/>"is_active": false,</text:p>
      <text:p text:style-name="P100"><text:s text:c="8"/>"id": 3,</text:p>
      <text:p text:style-name="P100"><text:s text:c="8"/>"name": "Chennai",</text:p>
      <text:p text:style-name="P100"><text:s text:c="8"/>"country_id": 1,</text:p>
      <text:p text:style-name="P100"><text:s text:c="8"/>"state_id": 1,</text:p>
      <text:p text:style-name="P100"><text:s text:c="8"/>"slug": "chennai1",</text:p>
      <text:p text:style-name="P100"><text:s text:c="8"/>"updatedAt": "2020-03-29T12:14:44.918Z"</text:p>
      <text:p text:style-name="P100"><text:s text:c="4"/>}</text:p>
      <text:p text:style-name="P100">}</text:p>
      <text:p text:style-name="P99"/>
      <text:p text:style-name="P63"><text:span text:style-name="T42">21</text:span><text:span text:style-name="T30">) </text:span><text:span text:style-name="T42">CITY</text:span><text:span text:style-name="T30"> EDIT</text:span></text:p>
      <text:p text:style-name="P132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7">cities</text:span></text:p>
      <text:p text:style-name="P119"/>
      <text:p text:style-name="P25"><text:span text:style-name="T14">METHOD :</text:span><text:span text:style-name="T17">PUT</text:span></text:p>
      <text:p text:style-name="P81"/>
      <text:p text:style-name="P103">REQUEST:</text:p>
      <text:p text:style-name="P104">{</text:p>
      <text:p text:style-name="P28"><text:span text:style-name="T14"><text:tab/>"name":"</text:span><text:span text:style-name="T18">Chennai</text:span><text:span text:style-name="T14">",</text:span></text:p>
      <text:p text:style-name="P104"><text:tab/>"country_id":"1",</text:p>
      <text:p text:style-name="P28"><text:span text:style-name="T14"><text:tab/>“</text:span><text:span text:style-name="T18">state_id</text:span><text:span text:style-name="T14">”:</text:span><text:span text:style-name="T18">1,</text:span></text:p>
      <text:p text:style-name="P104"><text:tab/>"is_active":1,</text:p>
      <text:p text:style-name="P28"><text:span text:style-name="T14"><text:tab/>“</text:span><text:span text:style-name="T19">id</text:span><text:span text:style-name="T14">”:</text:span><text:span text:style-name="T19">1</text:span></text:p>
      <text:p text:style-name="P104">}<text:tab/></text:p>
      <text:p text:style-name="P104"/>
      <text:p text:style-name="P103"/>
      <text:p text:style-name="P103"/>
      <text:p text:style-name="P50"><text:span text:style-name="T30">RESPON</text:span><text:span text:style-name="T38">S</text:span><text:span text:style-name="T36">E:</text:span></text:p>
      <text:p text:style-name="P99"/>
      <text:p text:style-name="P99">{</text:p>
      <text:p text:style-name="P99"><text:s text:c="4"/>"success": true,</text:p>
      <text:p text:style-name="P99"><text:s text:c="4"/>"message": "Updated successfully."</text:p>
      <text:p text:style-name="P99"><text:soft-page-break/>}</text:p>
      <text:p text:style-name="P99"/>
      <text:p text:style-name="P99"/>
      <text:p text:style-name="P65"><text:span text:style-name="T43">22</text:span><text:span text:style-name="T30">) </text:span><text:span text:style-name="T43">CITY</text:span><text:span text:style-name="T30"> DELETE</text:span></text:p>
      <text:p text:style-name="P134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a xlink:type="simple" xlink:href="http://127.0.0.1:8012/api/categories" text:style-name="Internet_20_link" text:visited-style-name="Visited_20_Internet_20_Link">c</text:a><text:span text:style-name="T28">ities</text:span><text:span text:style-name="T13">/</text:span><text:span text:style-name="T20">&lt;:id&gt;</text:span></text:p>
      <text:p text:style-name="P119"/>
      <text:p text:style-name="P81">METHOD :DELETE</text:p>
      <text:p text:style-name="P81"/>
      <text:p text:style-name="P25"><text:span text:style-name="T14">RESPOSN</text:span><text:span text:style-name="T15">E</text:span><text:span text:style-name="T14"><text:line-break/>{</text:span></text:p>
      <text:p text:style-name="P81"><text:s text:c="4"/>"success": true,</text:p>
      <text:p text:style-name="P81"><text:s text:c="4"/>"message": "Deleted successfully."</text:p>
      <text:p text:style-name="P81">}</text:p>
      <text:p text:style-name="P81"/>
      <text:p text:style-name="P81"/>
      <text:p text:style-name="P136">23) Events List</text:p>
      <text:p text:style-name="P136"/>
      <text:p text:style-name="P136"><text:tab/></text:p>
      <text:p text:style-name="P36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0"/>
      <text:p text:style-name="P82"><text:span text:style-name="T1">METHOD</text:span> :<text:span text:style-name="T45">GET</text:span></text:p>
      <text:p text:style-name="P82"/>
      <text:p text:style-name="P139"/>
      <text:p text:style-name="P140">RESPONSE</text:p>
      <text:p text:style-name="P106">{</text:p>
      <text:p text:style-name="P106"><text:s text:c="4"/>"success": true,</text:p>
      <text:p text:style-name="P106"><text:s text:c="4"/>"data": [</text:p>
      <text:p text:style-name="P106"><text:s text:c="8"/>{</text:p>
      <text:p text:style-name="P106"><text:s text:c="12"/>"id": 2,</text:p>
      <text:p text:style-name="P106"><text:s text:c="12"/>"user_id": 1,</text:p>
      <text:p text:style-name="P106"><text:s text:c="12"/>"name": "Food Festial 2020",</text:p>
      <text:p text:style-name="P106"><text:s text:c="12"/>"slug": "food-festial-2020",</text:p>
      <text:p text:style-name="P106"><text:s text:c="12"/>"description": "test description",</text:p>
      <text:p text:style-name="P106"><text:s text:c="12"/>"start_date": "2020-10-09T18:30:00.000Z",</text:p>
      <text:p text:style-name="P106"><text:s text:c="12"/>"end_date": "2020-10-09T18:30:00.000Z",</text:p>
      <text:p text:style-name="P106"><text:s text:c="12"/>"type": "offile",</text:p>
      <text:p text:style-name="P106"><text:s text:c="12"/>"event_visibility": "public",</text:p>
      <text:p text:style-name="P106"><text:s text:c="12"/>"thumb_nail_img_dir": "/events/",</text:p>
      <text:p text:style-name="P106"><text:s text:c="12"/>"thumb_nail_img_name": "1.png",</text:p>
      <text:p text:style-name="P106"><text:s text:c="12"/>"img_dir": "/events/",</text:p>
      <text:p text:style-name="P106"><text:s text:c="12"/>"img_name": "1.png",</text:p>
      <text:p text:style-name="P106"><text:s text:c="12"/>"venue_name": "hotel rain tree",</text:p>
      <text:p text:style-name="P106"><text:s text:c="12"/>"address_line_1": "no.2, adyar",</text:p>
      <text:p text:style-name="P106"><text:s text:c="12"/>"address_line_2": null,</text:p>
      <text:p text:style-name="P106"><text:s text:c="12"/>"city": null,</text:p>
      <text:p text:style-name="P106"><text:s text:c="12"/>"city_id": 1,</text:p>
      <text:p text:style-name="P106"><text:s text:c="12"/>"lat": null,</text:p>
      <text:p text:style-name="P106"><text:s text:c="12"/>"long": null,</text:p>
      <text:p text:style-name="P106"><text:s text:c="12"/>"tags": "food festivals, adyar food",</text:p>
      <text:p text:style-name="P106"><text:s text:c="12"/>"category_name": "Food Festivals",</text:p>
      <text:p text:style-name="P106"><text:s text:c="12"/>"category_id": 1,</text:p>
      <text:p text:style-name="P106"><text:s text:c="12"/>"currency_id": 1,</text:p>
      <text:p text:style-name="P106"><text:s text:c="12"/>"status": true,</text:p>
      <text:p text:style-name="P106"><text:s text:c="12"/>"createdAt": "2020-04-04T16:27:01.000Z",</text:p>
      <text:p text:style-name="P106"><text:s text:c="12"/>"updatedAt": "2020-04-04T16:27:01.000Z",</text:p>
      <text:p text:style-name="P106"><text:s text:c="12"/>"deletedAt": null</text:p>
      <text:p text:style-name="P106"><text:s text:c="8"/>},</text:p>
      <text:p text:style-name="P106"><text:s text:c="8"/>{</text:p>
      <text:p text:style-name="P106"><text:s text:c="12"/>"id": 1,</text:p>
      <text:p text:style-name="P106"><text:soft-page-break/><text:s text:c="12"/>"user_id": 1,</text:p>
      <text:p text:style-name="P106"><text:s text:c="12"/>"name": "Food Festial 2020",</text:p>
      <text:p text:style-name="P106"><text:s text:c="12"/>"slug": "food-festial-2020",</text:p>
      <text:p text:style-name="P106"><text:s text:c="12"/>"description": "test description",</text:p>
      <text:p text:style-name="P106"><text:s text:c="12"/>"start_date": "2020-10-09T18:30:00.000Z",</text:p>
      <text:p text:style-name="P106"><text:s text:c="12"/>"end_date": "2020-10-09T18:30:00.000Z",</text:p>
      <text:p text:style-name="P106"><text:s text:c="12"/>"type": "offile",</text:p>
      <text:p text:style-name="P106"><text:s text:c="12"/>"event_visibility": "public",</text:p>
      <text:p text:style-name="P106"><text:s text:c="12"/>"thumb_nail_img_dir": "/events/",</text:p>
      <text:p text:style-name="P106"><text:s text:c="12"/>"thumb_nail_img_name": "1.png",</text:p>
      <text:p text:style-name="P106"><text:s text:c="12"/>"img_dir": "/events/",</text:p>
      <text:p text:style-name="P106"><text:s text:c="12"/>"img_name": "1.png",</text:p>
      <text:p text:style-name="P106"><text:s text:c="12"/>"venue_name": "hotel rain tree",</text:p>
      <text:p text:style-name="P106"><text:s text:c="12"/>"address_line_1": "no.2, adyar",</text:p>
      <text:p text:style-name="P106"><text:s text:c="12"/>"address_line_2": null,</text:p>
      <text:p text:style-name="P106"><text:s text:c="12"/>"city": null,</text:p>
      <text:p text:style-name="P106"><text:s text:c="12"/>"city_id": 1,</text:p>
      <text:p text:style-name="P106"><text:s text:c="12"/>"lat": null,</text:p>
      <text:p text:style-name="P106"><text:s text:c="12"/>"long": null,</text:p>
      <text:p text:style-name="P106"><text:s text:c="12"/>"tags": "food festivals, adyar food",</text:p>
      <text:p text:style-name="P106"><text:s text:c="12"/>"category_name": "Food Festivals",</text:p>
      <text:p text:style-name="P106"><text:s text:c="12"/>"category_id": 1,</text:p>
      <text:p text:style-name="P106"><text:s text:c="12"/>"currency_id": 1,</text:p>
      <text:p text:style-name="P106"><text:s text:c="12"/>"status": true,</text:p>
      <text:p text:style-name="P106"><text:s text:c="12"/>"createdAt": "2020-04-04T16:26:05.000Z",</text:p>
      <text:p text:style-name="P106"><text:s text:c="12"/>"updatedAt": "2020-04-04T16:26:05.000Z",</text:p>
      <text:p text:style-name="P106"><text:s text:c="12"/>"deletedAt": null</text:p>
      <text:p text:style-name="P106"><text:s text:c="8"/>}</text:p>
      <text:p text:style-name="P106"><text:s text:c="4"/>],</text:p>
      <text:p text:style-name="P106"><text:s text:c="4"/>"count": 2</text:p>
      <text:p text:style-name="P106">}</text:p>
      <text:p text:style-name="P82"/>
      <text:p text:style-name="P137">23) Events <text:span text:style-name="T46">Add</text:span></text:p>
      <text:p text:style-name="P137"/>
      <text:p text:style-name="P137"><text:tab/></text:p>
      <text:p text:style-name="P37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1"/>
      <text:p text:style-name="P83"><text:span text:style-name="T1">METHOD</text:span> :<text:span text:style-name="T46">POST</text:span></text:p>
      <text:p text:style-name="P83"/>
      <text:p text:style-name="P141">Sample REQUEST</text:p>
      <text:p text:style-name="P107"/>
      <text:p text:style-name="P107">{</text:p>
      <text:p text:style-name="P107">"user_id":1,</text:p>
      <text:p text:style-name="P107">"name":"Food Festial 2020",</text:p>
      <text:p text:style-name="P107">"description":"test description",</text:p>
      <text:p text:style-name="P107">"start_date":"2020-10-10 00:00:00",</text:p>
      <text:p text:style-name="P107">"end_date":"2020-10-10 00:00:00",</text:p>
      <text:p text:style-name="P107">"category_id":"1",</text:p>
      <text:p text:style-name="P107">"category_name":"Food Festivals",</text:p>
      <text:p text:style-name="P107">"type":"offile",</text:p>
      <text:p text:style-name="P107">"event_visibility":"public",</text:p>
      <text:p text:style-name="P107">"thumb_nail_img_dir":"/events/",</text:p>
      <text:p text:style-name="P107">"thumb_nail_img_name":"1.png",</text:p>
      <text:p text:style-name="P107">"img_dir":"/events/",</text:p>
      <text:p text:style-name="P107">"img_name":"1.png",</text:p>
      <text:p text:style-name="P107">"city":"chennai",</text:p>
      <text:p text:style-name="P107">"city_id":"1",</text:p>
      <text:p text:style-name="P107">"tags":"food festivals, adyar food",</text:p>
      <text:p text:style-name="P107">"venue_name":"hotel rain tree",</text:p>
      <text:p text:style-name="P107">"address_line_1":"no.2, adyar",</text:p>
      <text:p text:style-name="P107"><text:soft-page-break/>"currency_id":"1",</text:p>
      <text:p text:style-name="P107">"event_tickets":[</text:p>
      <text:p text:style-name="P107"><text:tab/>{</text:p>
      <text:p text:style-name="P107"><text:tab/><text:tab/></text:p>
      <text:p text:style-name="P107"><text:tab/><text:tab/>"name":"SUper Doooper Ticket",</text:p>
      <text:p text:style-name="P107"><text:tab/><text:tab/>"slug":"super-dooper-ticket",</text:p>
      <text:p text:style-name="P107"><text:tab/><text:tab/>"description":"ticket Description",</text:p>
      <text:p text:style-name="P107"><text:tab/><text:tab/>"quantity":100,</text:p>
      <text:p text:style-name="P107"><text:tab/><text:tab/>"price":500,</text:p>
      <text:p text:style-name="P107"><text:tab/><text:tab/>"start_date":"2020-10-10",</text:p>
      <text:p text:style-name="P107"><text:tab/><text:tab/>"end_date":"2020-10-15",</text:p>
      <text:p text:style-name="P107"><text:tab/><text:tab/>"min_per_booking":"1",</text:p>
      <text:p text:style-name="P107"><text:tab/><text:tab/>"max_per_booking":"10"</text:p>
      <text:p text:style-name="P107"><text:tab/>},</text:p>
      <text:p text:style-name="P107"><text:tab/>{</text:p>
      <text:p text:style-name="P107"><text:tab/><text:tab/>"name":"Early Bird Ticket",</text:p>
      <text:p text:style-name="P107"><text:tab/><text:tab/>"slug":"early-bird-ticket",</text:p>
      <text:p text:style-name="P107"><text:tab/><text:tab/>"description":"ticket Description",</text:p>
      <text:p text:style-name="P107"><text:tab/><text:tab/>"quantity":100,</text:p>
      <text:p text:style-name="P107"><text:tab/><text:tab/>"price":400,</text:p>
      <text:p text:style-name="P107"><text:tab/><text:tab/>"start_date":"2020-10-10",</text:p>
      <text:p text:style-name="P107"><text:tab/><text:tab/>"end_date":"2020-10-15",</text:p>
      <text:p text:style-name="P107"><text:tab/><text:tab/>"min_per_booking":"1",</text:p>
      <text:p text:style-name="P107"><text:tab/><text:tab/>"max_per_booking":"10"</text:p>
      <text:p text:style-name="P107"><text:tab/>}</text:p>
      <text:p text:style-name="P107"><text:tab/>]</text:p>
      <text:p text:style-name="P107">}</text:p>
      <text:p text:style-name="P146"/>
      <text:p text:style-name="P138">2<text:span text:style-name="T47">4</text:span>) Events <text:span text:style-name="T47">Update</text:span></text:p>
      <text:p text:style-name="P138"/>
      <text:p text:style-name="P38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2"/>
      <text:p text:style-name="P143"><text:span text:style-name="T1">METHOD</text:span> :<text:span text:style-name="T48">PUT</text:span></text:p>
      <text:p text:style-name="P143"/>
      <text:p text:style-name="P144"/>
      <text:p text:style-name="P150">Sample REQUEST</text:p>
      <text:p text:style-name="P147"/>
      <text:p text:style-name="P147">{</text:p>
      <text:p text:style-name="P147">“<text:span text:style-name="T50">id</text:span>”:<text:span text:style-name="T50">1,</text:span></text:p>
      <text:p text:style-name="P147">"user_id":1,</text:p>
      <text:p text:style-name="P147">"name":"Food Festial 2020",</text:p>
      <text:p text:style-name="P147">"description":"test description",</text:p>
      <text:p text:style-name="P147">"start_date":"2020-10-10 00:00:00",</text:p>
      <text:p text:style-name="P147">"end_date":"2020-10-10 00:00:00",</text:p>
      <text:p text:style-name="P147">"category_id":"1",</text:p>
      <text:p text:style-name="P147">"category_name":"Food Festivals",</text:p>
      <text:p text:style-name="P147">"type":"offile",</text:p>
      <text:p text:style-name="P147">"event_visibility":"public",</text:p>
      <text:p text:style-name="P147">"thumb_nail_img_dir":"/events/",</text:p>
      <text:p text:style-name="P147">"thumb_nail_img_name":"1.png",</text:p>
      <text:p text:style-name="P147">"img_dir":"/events/",</text:p>
      <text:p text:style-name="P147">"img_name":"1.png",</text:p>
      <text:p text:style-name="P147">"city":"chennai",</text:p>
      <text:p text:style-name="P147">"city_id":"1",</text:p>
      <text:p text:style-name="P147">"tags":"food festivals, adyar food",</text:p>
      <text:p text:style-name="P147">"venue_name":"hotel rain tree",</text:p>
      <text:p text:style-name="P147">"address_line_1":"no.2, adyar",</text:p>
      <text:p text:style-name="P147">"currency_id":"1",</text:p>
      <text:p text:style-name="P147">"event_tickets":[</text:p>
      <text:p text:style-name="P147"><text:tab/>{</text:p>
      <text:p text:style-name="P147"><text:soft-page-break/><text:tab/><text:tab/></text:p>
      <text:p text:style-name="P147"><text:tab/><text:tab/>"name":"SUper Doooper Ticket",</text:p>
      <text:p text:style-name="P147"><text:tab/><text:tab/>"slug":"super-dooper-ticket",</text:p>
      <text:p text:style-name="P147"><text:tab/><text:tab/>"description":"ticket Description",</text:p>
      <text:p text:style-name="P147"><text:tab/><text:tab/>"quantity":100,</text:p>
      <text:p text:style-name="P147"><text:tab/><text:tab/>"price":500,</text:p>
      <text:p text:style-name="P147"><text:tab/><text:tab/>"start_date":"2020-10-10",</text:p>
      <text:p text:style-name="P147"><text:tab/><text:tab/>"end_date":"2020-10-15",</text:p>
      <text:p text:style-name="P147"><text:tab/><text:tab/>"min_per_booking":"1",</text:p>
      <text:p text:style-name="P147"><text:tab/><text:tab/>"max_per_booking":"10"</text:p>
      <text:p text:style-name="P147"><text:tab/>},</text:p>
      <text:p text:style-name="P147"><text:tab/>{</text:p>
      <text:p text:style-name="P147"><text:tab/><text:tab/>"name":"Early Bird Ticket",</text:p>
      <text:p text:style-name="P147"><text:tab/><text:tab/>"slug":"early-bird-ticket",</text:p>
      <text:p text:style-name="P147"><text:tab/><text:tab/>"description":"ticket Description",</text:p>
      <text:p text:style-name="P147"><text:tab/><text:tab/>"quantity":100,</text:p>
      <text:p text:style-name="P147"><text:tab/><text:tab/>"price":400,</text:p>
      <text:p text:style-name="P147"><text:tab/><text:tab/>"start_date":"2020-10-10",</text:p>
      <text:p text:style-name="P147"><text:tab/><text:tab/>"end_date":"2020-10-15",</text:p>
      <text:p text:style-name="P147"><text:tab/><text:tab/>"min_per_booking":"1",</text:p>
      <text:p text:style-name="P147"><text:tab/><text:tab/>"max_per_booking":"10"</text:p>
      <text:p text:style-name="P147"><text:tab/>}</text:p>
      <text:p text:style-name="P147"><text:tab/>]</text:p>
      <text:p text:style-name="P147">}</text:p>
      <text:p text:style-name="P147"/>
      <text:p text:style-name="P147"/>
      <text:p text:style-name="P151">2<text:span text:style-name="T47">4</text:span>) <text:span text:style-name="T51">Image Upload</text:span></text:p>
      <text:p text:style-name="P153"><text:span text:style-name="T4">URL</text:span><text:span text:style-name="T44">: </text:span><text:span text:style-name="T29">http://127.0.0.1:8012/api/upload?folder_type=events&amp;file_type=image</text:span></text:p>
      <text:p text:style-name="P149"/>
      <text:p text:style-name="P145"><text:span text:style-name="T1">METHOD</text:span> :<text:span text:style-name="T48">PUT</text:span></text:p>
      <text:p text:style-name="P145"/>
      <text:p text:style-name="P152">Sample Request:</text:p>
      <text:p text:style-name="P148"/>
      <text:p text:style-name="P148">file_data:&lt;file_upload_form_data&gt;</text:p>
      <text:p text:style-name="P14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4-18T14:50:22.505837150</dc:date>
    <meta:editing-duration>PT6H50M56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13" meta:paragraph-count="561" meta:word-count="1008" meta:character-count="12683" meta:non-whitespace-character-count="9760"/>
  </office:meta>
</office:document-meta>
</file>